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EC452B8CF0EEA675.png" manifest:media-type="image/png"/>
  <manifest:file-entry manifest:full-path="Pictures/1000000000000640000003843B20AD0BA82D3117.png" manifest:media-type="image/png"/>
  <manifest:file-entry manifest:full-path="Pictures/100002010000064000000354BB9690EE15FF62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701e" officeooo:paragraph-rsid="001f70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onardo Alcaraz Montero</text:p>
      <text:p text:style-name="P1"/>
      <text:p text:style-name="P1"><draw:frame draw:style-name="fr1" draw:name="Imagen1" text:anchor-type="paragraph" svg:x="0cm" svg:y="1.205cm" svg:width="17cm" svg:height="9.052cm" draw:z-index="0"><draw:image xlink:href="Pictures/100002010000064000000354BB9690EE15FF62DC.png" xlink:type="simple" xlink:show="embed" xlink:actuate="onLoad"/></draw:frame>1.-</text:p>
      <text:p text:style-name="P1"/>
      <text:p text:style-name="P1"/>
      <text:p text:style-name="P1"><draw:frame draw:style-name="fr1" draw:name="Imagen2" text:anchor-type="paragraph" svg:x="0.529cm" svg:y="1.247cm" svg:width="17cm" svg:height="9.562cm" draw:z-index="1"><draw:image xlink:href="Pictures/1000000000000640000003843B20AD0BA82D3117.png" xlink:type="simple" xlink:show="embed" xlink:actuate="onLoad"/></draw:frame>2.-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n3" text:anchor-type="paragraph" svg:x="0.441cm" svg:y="0.912cm" svg:width="17cm" svg:height="9.562cm" draw:z-index="2"><draw:image xlink:href="Pictures/100000000000064000000384EC452B8CF0EEA675.png" xlink:type="simple" xlink:show="embed" xlink:actuate="onLoad"/></draw:frame>3.-</text:p>
      <text:p text:style-name="P1"/>
      <text:p text:style-name="P1"/>
      <text:p text:style-name="P1"/>
      <text:p text:style-name="P1">4.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36:24.800391469</meta:creation-date>
    <dc:date>2018-02-16T13:40:54.332280639</dc:date>
    <meta:editing-duration>PT4M29S</meta:editing-duration>
    <meta:editing-cycles>1</meta:editing-cycles>
    <meta:generator>LibreOffice/5.1.6.2$Linux_X86_64 LibreOffice_project/10m0$Build-2</meta:generator>
    <meta:document-statistic meta:table-count="0" meta:image-count="3" meta:object-count="0" meta:page-count="2" meta:paragraph-count="5" meta:word-count="7" meta:character-count="36" meta:non-whitespace-character-count="34"/>
  </office:meta>
</office:document-meta>
</file>